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01cm" style:rel-column-width="8098*"/>
    </style:style>
    <style:style style:name="Table1.B" style:family="table-column">
      <style:table-column-properties style:column-width="2.99cm" style:rel-column-width="11525*"/>
    </style:style>
    <style:style style:name="Table1.C" style:family="table-column">
      <style:table-column-properties style:column-width="3.408cm" style:rel-column-width="13136*"/>
    </style:style>
    <style:style style:name="Table1.D" style:family="table-column">
      <style:table-column-properties style:column-width="2.833cm" style:rel-column-width="10920*"/>
    </style:style>
    <style:style style:name="Table1.F" style:family="table-column">
      <style:table-column-properties style:column-width="2.836cm" style:rel-column-width="10936*"/>
    </style:style>
    <style:style style:name="Table1.A1" style:family="table-cell">
      <style:table-cell-properties fo:padding="0.097cm" fo:border="0.5pt solid #000000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6pt" fo:language="mk" fo:country="MK" fo:font-weight="normal" officeooo:rsid="00201760" officeooo:paragraph-rsid="00201760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Calibri" fo:language="en" fo:country="US" officeooo:rsid="000c9c54"/>
    </style:style>
    <style:style style:name="P3" style:family="paragraph" style:parent-style-name="Standard">
      <style:text-properties style:font-name="Calibri" fo:language="en" fo:country="US" officeooo:rsid="000ce136" officeooo:paragraph-rsid="000ce136"/>
    </style:style>
    <style:style style:name="P4" style:family="paragraph" style:parent-style-name="Standard">
      <style:text-properties style:font-name="Calibri" fo:language="en" fo:country="US" officeooo:rsid="000c9c54" officeooo:paragraph-rsid="001d3ffc"/>
    </style:style>
    <style:style style:name="P5" style:family="paragraph" style:parent-style-name="Standard">
      <style:text-properties style:font-name="Calibri" fo:language="en" fo:country="US" officeooo:rsid="000c9c54" officeooo:paragraph-rsid="000c9c54"/>
    </style:style>
    <style:style style:name="P6" style:family="paragraph" style:parent-style-name="Standard">
      <style:text-properties style:font-name="Calibri" fo:language="mk" fo:country="MK" officeooo:rsid="00204096" officeooo:paragraph-rsid="00231b0c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fo:language="en" fo:country="US" officeooo:rsid="000ed80a" officeooo:paragraph-rsid="000ed80a"/>
    </style:style>
    <style:style style:name="P9" style:family="paragraph" style:parent-style-name="Table_20_Contents">
      <style:text-properties style:font-name="Calibri" officeooo:paragraph-rsid="001036e0"/>
    </style:style>
    <style:style style:name="P10" style:family="paragraph" style:parent-style-name="Table_20_Contents">
      <style:text-properties style:font-name="Calibri" officeooo:paragraph-rsid="0014199a"/>
    </style:style>
    <style:style style:name="P11" style:family="paragraph" style:parent-style-name="Table_20_Contents">
      <style:text-properties style:font-name="Calibri" fo:language="en" fo:country="US" officeooo:rsid="0014199a" officeooo:paragraph-rsid="0014199a"/>
    </style:style>
    <style:style style:name="P12" style:family="paragraph" style:parent-style-name="Table_20_Contents">
      <style:text-properties style:font-name="Calibri" officeooo:rsid="00157a5e" officeooo:paragraph-rsid="00157a5e"/>
    </style:style>
    <style:style style:name="P13" style:family="paragraph" style:parent-style-name="Table_20_Contents">
      <style:text-properties style:font-name="Calibri" officeooo:rsid="0016eb79" officeooo:paragraph-rsid="0016eb79"/>
    </style:style>
    <style:style style:name="P14" style:family="paragraph" style:parent-style-name="Table_20_Contents">
      <style:text-properties style:font-name="Calibri" officeooo:rsid="001ab43c" officeooo:paragraph-rsid="001ab43c"/>
    </style:style>
    <style:style style:name="T1" style:family="text">
      <style:text-properties officeooo:rsid="001048b5"/>
    </style:style>
    <style:style style:name="T2" style:family="text">
      <style:text-properties officeooo:rsid="001d3ffc"/>
    </style:style>
    <style:style style:name="T3" style:family="text">
      <style:text-properties fo:language="en" fo:country="US"/>
    </style:style>
    <style:style style:name="T4" style:family="text">
      <style:text-properties officeooo:rsid="0021a772"/>
    </style:style>
    <style:style style:name="T5" style:family="text">
      <style:text-properties fo:language="en" fo:country="US" officeooo:rsid="0021a772"/>
    </style:style>
    <style:style style:name="T6" style:family="text">
      <style:text-properties fo:language="en" fo:country="US" officeooo:rsid="0021de05"/>
    </style:style>
    <style:style style:name="T7" style:family="text">
      <style:text-properties fo:language="en" fo:country="US" officeooo:rsid="00207444"/>
    </style:style>
    <style:style style:name="T8" style:family="text">
      <style:text-properties officeooo:rsid="00217765"/>
    </style:style>
    <style:style style:name="T9" style:family="text">
      <style:text-properties fo:language="en" fo:country="US" officeooo:rsid="00217765"/>
    </style:style>
    <style:style style:name="T10" style:family="text">
      <style:text-properties officeooo:rsid="00207444"/>
    </style:style>
    <style:style style:name="T11" style:family="text">
      <style:text-properties officeooo:rsid="002514ac"/>
    </style:style>
    <style:style style:name="T12" style:family="text">
      <style:text-properties fo:language="en" fo:country="US" officeooo:rsid="0026af77"/>
    </style:style>
    <style:style style:name="T13" style:family="text">
      <style:text-properties officeooo:rsid="0026af77"/>
    </style:style>
    <style:style style:name="T14" style:family="text">
      <style:text-properties officeooo:rsid="0011c775"/>
    </style:style>
    <style:style style:name="T15" style:family="text">
      <style:text-properties officeooo:rsid="0014199a"/>
    </style:style>
    <style:style style:name="T16" style:family="text">
      <style:text-properties officeooo:rsid="00145693"/>
    </style:style>
    <style:style style:name="T17" style:family="text">
      <style:text-properties officeooo:rsid="0018c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вештај за различни алгоритми за подредување</text:p>
      <text:p text:style-name="P2">CPU: Intel i7-8750H @ 2.20GHz</text:p>
      <text:p text:style-name="P2">RAM: 12GB @ 2400MHz</text:p>
      <text:p text:style-name="P3"><text:span text:style-name="T1">O</text:span>S: MS Windows 11 PRO</text:p>
      <text:p text:style-name="P3">Compiler: GNU GCC</text:p>
      <text:p text:style-name="P3">IDE: Code Blocks</text:p>
      <text:p text:style-name="P3"/>
      <text:p text:style-name="P2">Insertion <text:span text:style-name="T2">Sort:</text:span></text:p>
      <text:p text:style-name="P2">Best case: O(n)</text:p>
      <text:p text:style-name="P2">Worst/average: O(n²)</text:p>
      <text:p text:style-name="P2"/>
      <text:p text:style-name="P4">Selection <text:span text:style-name="T2">Sort:</text:span></text:p>
      <text:p text:style-name="P2">Best / Worst / Average: O(n²)</text:p>
      <text:p text:style-name="P2"/>
      <text:p text:style-name="P4">Merge <text:span text:style-name="T2">Sort:</text:span></text:p>
      <text:p text:style-name="P5">Best / Worst / Average: O(n log n)</text:p>
      <text:p text:style-name="P5"/>
      <text:p text:style-name="P4">Quick <text:span text:style-name="T2">Sort:</text:span></text:p>
      <text:p text:style-name="P2">Best / Average: O(n log n)</text:p>
      <text:p text:style-name="P2">Worst case: O(n²)</text:p>
      <text:p text:style-name="P2"/>
      <text:p text:style-name="P6">Тестирањето е направено со 10<text:span text:style-name="T3">^5 </text:span><text:span text:style-name="T4">или </text:span><text:span text:style-name="T5">100 000 </text:span><text:span text:style-name="T6">integers</text:span><text:span text:style-name="T7"> </text:span><text:span text:style-name="T8">избрани со функцијата </text:span><text:span text:style-name="T9">rand() </text:span><text:span text:style-name="T8">внесени </text:span><text:span text:style-name="T10">во низа. </text:span><text:span text:style-name="T8">Контролот е генерирањето на тие броеви. </text:span><text:span text:style-name="T11">Времето е земено од </text:span><text:span text:style-name="T12">execution time </text:span><text:span text:style-name="T13">што го враќа </text:span><text:span text:style-name="T12">Code Blocks </text:span><text:span text:style-name="T13">после извршување на програмата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Control</text:p>
          </table:table-cell>
          <table:table-cell table:style-name="Table1.B1" office:value-type="string">
            <text:p text:style-name="P8">Insertion Sort</text:p>
          </table:table-cell>
          <table:table-cell table:style-name="Table1.B1" office:value-type="string">
            <text:p text:style-name="P8">Selection Sort</text:p>
          </table:table-cell>
          <table:table-cell table:style-name="Table1.B1" office:value-type="string">
            <text:p text:style-name="P8">Merge Sort</text:p>
          </table:table-cell>
          <table:table-cell table:style-name="Table1.A1" office:value-type="string">
            <text:p text:style-name="P8">Quick Sort</text:p>
          </table:table-cell>
        </table:table-row>
        <table:table-row>
          <table:table-cell table:style-name="Table1.A2" office:value-type="string">
            <text:p text:style-name="P8">Test #1</text:p>
          </table:table-cell>
          <table:table-cell table:style-name="Table1.A2" office:value-type="string">
            <text:p text:style-name="P7">0.041 s</text:p>
          </table:table-cell>
          <table:table-cell table:style-name="Table1.A2" office:value-type="string">
            <text:p text:style-name="P7">16.127 s</text:p>
          </table:table-cell>
          <table:table-cell table:style-name="Table1.A2" office:value-type="string">
            <text:p text:style-name="P7">24.438 s</text:p>
          </table:table-cell>
          <table:table-cell table:style-name="Table1.A2" office:value-type="string">
            <text:p text:style-name="P7">0.144 s</text:p>
          </table:table-cell>
          <table:table-cell table:style-name="Table1.F2" office:value-type="string">
            <text:p text:style-name="P7">0.092 s</text:p>
          </table:table-cell>
        </table:table-row>
        <table:table-row>
          <table:table-cell table:style-name="Table1.A2" office:value-type="string">
            <text:p text:style-name="P8">Test #2</text:p>
          </table:table-cell>
          <table:table-cell table:style-name="Table1.A2" office:value-type="string">
            <text:p text:style-name="P7">0.024 s</text:p>
          </table:table-cell>
          <table:table-cell table:style-name="Table1.A2" office:value-type="string">
            <text:p text:style-name="P7">17.045 s</text:p>
          </table:table-cell>
          <table:table-cell table:style-name="Table1.A2" office:value-type="string">
            <text:p text:style-name="P7">24.677 s</text:p>
          </table:table-cell>
          <table:table-cell table:style-name="Table1.A2" office:value-type="string">
            <text:p text:style-name="P7">0.101 s</text:p>
          </table:table-cell>
          <table:table-cell table:style-name="Table1.F2" office:value-type="string">
            <text:p text:style-name="P7">0.092 s</text:p>
          </table:table-cell>
        </table:table-row>
        <table:table-row>
          <table:table-cell table:style-name="Table1.A2" office:value-type="string">
            <text:p text:style-name="P8">Test #3</text:p>
          </table:table-cell>
          <table:table-cell table:style-name="Table1.A2" office:value-type="string">
            <text:p text:style-name="P7">0.0<text:span text:style-name="T14">34</text:span> s</text:p>
          </table:table-cell>
          <table:table-cell table:style-name="Table1.A2" office:value-type="string">
            <text:p text:style-name="P7">16.576 s</text:p>
          </table:table-cell>
          <table:table-cell table:style-name="Table1.A2" office:value-type="string">
            <text:p text:style-name="P7">24.053 s</text:p>
          </table:table-cell>
          <table:table-cell table:style-name="Table1.A2" office:value-type="string">
            <text:p text:style-name="P9">0.099 s</text:p>
          </table:table-cell>
          <table:table-cell table:style-name="Table1.F2" office:value-type="string">
            <text:p text:style-name="P7">0.064 s</text:p>
          </table:table-cell>
        </table:table-row>
        <table:table-row>
          <table:table-cell table:style-name="Table1.A2" office:value-type="string">
            <text:p text:style-name="P8">Test #4</text:p>
          </table:table-cell>
          <table:table-cell table:style-name="Table1.A2" office:value-type="string">
            <text:p text:style-name="P7">0.029 s</text:p>
          </table:table-cell>
          <table:table-cell table:style-name="Table1.A2" office:value-type="string">
            <text:p text:style-name="P7">17.108 s</text:p>
          </table:table-cell>
          <table:table-cell table:style-name="Table1.A2" office:value-type="string">
            <text:p text:style-name="P7">24.644 s</text:p>
          </table:table-cell>
          <table:table-cell table:style-name="Table1.A2" office:value-type="string">
            <text:p text:style-name="P9">0.107 s</text:p>
          </table:table-cell>
          <table:table-cell table:style-name="Table1.F2" office:value-type="string">
            <text:p text:style-name="P7">0.065 s</text:p>
          </table:table-cell>
        </table:table-row>
        <table:table-row>
          <table:table-cell table:style-name="Table1.A2" office:value-type="string">
            <text:p text:style-name="P8">Test #5</text:p>
          </table:table-cell>
          <table:table-cell table:style-name="Table1.A2" office:value-type="string">
            <text:p text:style-name="P10">0.024 s</text:p>
          </table:table-cell>
          <table:table-cell table:style-name="Table1.A2" office:value-type="string">
            <text:p text:style-name="P7">16.903 s</text:p>
          </table:table-cell>
          <table:table-cell table:style-name="Table1.A2" office:value-type="string">
            <text:p text:style-name="P7">24.552 s</text:p>
          </table:table-cell>
          <table:table-cell table:style-name="Table1.A2" office:value-type="string">
            <text:p text:style-name="P9">0.089 s</text:p>
          </table:table-cell>
          <table:table-cell table:style-name="Table1.F2" office:value-type="string">
            <text:p text:style-name="P7">0.067 s</text:p>
          </table:table-cell>
        </table:table-row>
        <table:table-row>
          <table:table-cell table:style-name="Table1.A2" office:value-type="string">
            <text:p text:style-name="P11">Average</text:p>
          </table:table-cell>
          <table:table-cell table:style-name="Table1.A2" office:value-type="string">
            <text:p text:style-name="P10"><text:span text:style-name="T15">0</text:span>.<text:span text:style-name="T15">0</text:span><text:span text:style-name="T16">30</text:span><text:span text:style-name="T15"> s</text:span></text:p>
          </table:table-cell>
          <table:table-cell table:style-name="Table1.A2" office:value-type="string">
            <text:p text:style-name="P12">16.752 s</text:p>
          </table:table-cell>
          <table:table-cell table:style-name="Table1.A2" office:value-type="string">
            <text:p text:style-name="P13">24.472 s</text:p>
          </table:table-cell>
          <table:table-cell table:style-name="Table1.A2" office:value-type="string">
            <text:p text:style-name="P9"><text:span text:style-name="T17">0</text:span>.<text:span text:style-name="T17">108 s</text:span></text:p>
          </table:table-cell>
          <table:table-cell table:style-name="Table1.F2" office:value-type="string">
            <text:p text:style-name="P14">0.076 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21:41:00.325053900</meta:creation-date>
    <dc:date>2025-09-20T16:53:41.601957100</dc:date>
    <meta:editing-duration>PT23M22S</meta:editing-duration>
    <meta:editing-cycles>26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58" meta:word-count="185" meta:character-count="889" meta:non-whitespace-character-count="768"/>
  </office:meta>
</office:document-meta>
</file>